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1cm" fo:margin-right="0cm" fo:text-indent="0cm" style:auto-text-indent="false"/>
      <style:text-properties style:font-name="Arial" fo:font-size="11pt" style:font-size-asian="11pt"/>
    </style:style>
    <style:style style:name="P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3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00"/>
    </style:style>
    <style:style style:name="P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ff0000"/>
    </style:style>
    <style:style style:name="P7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1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1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margin-left="8.251cm" fo:margin-right="0cm" fo:text-indent="0cm" style:auto-text-indent="false"/>
    </style:style>
    <style:style style:name="P16" style:family="paragraph" style:parent-style-name="Text_20_body">
      <style:paragraph-properties fo:margin-left="8.251cm" fo:margin-right="0cm" fo:text-align="justify" style:justify-single-word="false" fo:text-indent="0cm" style:auto-text-indent="false"/>
    </style:style>
    <style:style style:name="P17" style:family="paragraph" style:parent-style-name="Text_20_body">
      <style:paragraph-properties fo:margin-left="8.251cm" fo:margin-right="0cm" fo:text-indent="0cm" style:auto-text-indent="false"/>
      <style:text-properties fo:font-weight="bold"/>
    </style:style>
    <style:style style:name="P18" style:family="paragraph" style:parent-style-name="Text_20_body">
      <style:paragraph-properties fo:margin-top="0cm" fo:margin-bottom="0.499cm" fo:text-align="justify" style:justify-single-word="false"/>
    </style:style>
    <style:style style:name="P19" style:family="paragraph" style:parent-style-name="Table_20_Contents">
      <style:paragraph-properties fo:margin-top="0.101cm" fo:margin-bottom="0cm"/>
    </style:style>
    <style:style style:name="P20" style:family="paragraph" style:parent-style-name="Table_20_Contents">
      <style:paragraph-properties fo:margin-left="-0.108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21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8pt" style:font-size-asian="8pt" style:font-size-complex="8pt"/>
    </style:style>
    <style:style style:name="P23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Text_20_body">
      <style:paragraph-properties fo:margin-left="-0.097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1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26" style:family="paragraph" style:parent-style-name="Text_20_body">
      <style:paragraph-properties fo:margin-left="0cm" fo:margin-right="0.3cm" fo:margin-top="0.199cm" fo:margin-bottom="0cm" fo:line-height="100%" fo:text-indent="0cm" style:auto-text-indent="false" fo:background-color="transparent" style:shadow="none" style:vertical-align="baseli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Standard" style:master-page-name="">
      <style:paragraph-properties style:page-number="auto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Arial1"/>
    </style:style>
    <style:style style:name="T4" style:family="text">
      <style:text-properties style:font-name="Arial1" fo:font-size="11pt"/>
    </style:style>
    <style:style style:name="T5" style:family="text">
      <style:text-properties style:font-name="Arial1" fo:font-size="11pt" style:font-size-asian="11pt"/>
    </style:style>
    <style:style style:name="T6" style:family="text">
      <style:text-properties fo:color="#000000" style:font-name="Arial" fo:font-size="11pt" style:font-size-asian="11pt"/>
    </style:style>
    <style:style style:name="T7" style:family="text">
      <style:text-properties fo:text-transform="capitalize"/>
    </style:style>
    <style:style style:name="T8" style:family="text">
      <style:text-properties fo:text-transform="capitalize" fo:font-weight="bold"/>
    </style:style>
    <style:style style:name="T9" style:family="text">
      <style:text-properties fo:text-transform="capitalize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na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nonrespectsanctionep93_personne_foyer_dossier_matricule"/>
        <text:user-field-decl office:value-type="string" office:string-value="" text:name="user_numtel"/>
      </text:user-field-decls>
      <text:section text:style-name="Sect1" text:name="relance">
        <text:p text:style-name="P27"><text:span text:style-name="T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12-07T09:47:45.96</dc:date>
    <meta:editing-duration>PT01H39M32S</meta:editing-duration>
    <meta:editing-cycles>27</meta:editing-cycles>
    <meta:generator>OpenOffice.org/3.2$Win32 OpenOffice.org_project/320m12$Build-9483</meta:generator>
    <dc:creator>Julien Mille</dc:creator>
    <meta:document-statistic meta:table-count="0" meta:image-count="0" meta:object-count="0" meta:page-count="1" meta:paragraph-count="0" meta:word-count="0" meta:character-count="0"/>
  </office:meta>
</office:document-meta>
</file>